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565a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2" table:number-columns-repeated="101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Insertion Sort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Selection Sort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Bubble Sort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^3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3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3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rdenado</text:p>
          </table:table-cell>
          <table:table-cell table:style-name="ce5" office:value-type="float" office:value="999" calcext:value-type="float">
            <text:p>99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office:value-type="float" office:value="500500" calcext:value-type="float">
            <text:p>50050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verso</text:p>
          </table:table-cell>
          <table:table-cell table:style-name="ce5" office:value-type="float" office:value="500499" calcext:value-type="float">
            <text:p>500499</text:p>
          </table:table-cell>
          <table:table-cell table:style-name="ce5" office:value-type="float" office:value="499500" calcext:value-type="float">
            <text:p>499500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office:value-type="float" office:value="500500" calcext:value-type="float">
            <text:p>500500</text:p>
          </table:table-cell>
          <table:table-cell table:style-name="ce5" office:value-type="float" office:value="500" calcext:value-type="float">
            <text:p>500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499500" calcext:value-type="float">
            <text:p>4995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eatório</text:p>
          </table:table-cell>
          <table:table-cell table:style-name="ce5" office:value-type="float" office:value="240184" calcext:value-type="float">
            <text:p>240184</text:p>
          </table:table-cell>
          <table:table-cell table:style-name="ce5" office:value-type="float" office:value="239185" calcext:value-type="float">
            <text:p>239185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office:value-type="float" office:value="500500" calcext:value-type="float">
            <text:p>500500</text:p>
          </table:table-cell>
          <table:table-cell table:style-name="ce5" office:value-type="float" office:value="996" calcext:value-type="float">
            <text:p>996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251622" calcext:value-type="float">
            <text:p>25162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^5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 table:style-name="ce6"/>
          <table:table-cell table:style-name="ce2" office:value-type="string" calcext:value-type="string">
            <text:p>^5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5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rdenado</text:p>
          </table:table-cell>
          <table:table-cell table:style-name="ce5" office:value-type="float" office:value="99999" calcext:value-type="float">
            <text:p>9999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office:value-type="float" office:value="5000050000" calcext:value-type="float">
            <text:p>500005000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office:value-type="float" office:value="10000000000" calcext:value-type="float">
            <text:p>100000000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verso</text:p>
          </table:table-cell>
          <table:table-cell table:style-name="ce5" office:value-type="float" office:value="5000049999" calcext:value-type="float">
            <text:p>5000049999</text:p>
          </table:table-cell>
          <table:table-cell table:style-name="ce5" office:value-type="float" office:value="4999950000" calcext:value-type="float">
            <text:p>4999950000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office:value-type="float" office:value="5000050000" calcext:value-type="float">
            <text:p>5000050000</text:p>
          </table:table-cell>
          <table:table-cell table:style-name="ce5" office:value-type="float" office:value="50000" calcext:value-type="float">
            <text:p>50000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office:value-type="float" office:value="10000000000" calcext:value-type="float">
            <text:p>10000000000</text:p>
          </table:table-cell>
          <table:table-cell table:style-name="ce5" office:value-type="float" office:value="4999950000" calcext:value-type="float">
            <text:p>49999500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eatório</text:p>
          </table:table-cell>
          <table:table-cell table:style-name="ce5" office:value-type="float" office:value="2501422393" calcext:value-type="float">
            <text:p>2501422393</text:p>
          </table:table-cell>
          <table:table-cell table:style-name="ce5" office:value-type="float" office:value="2501322394" calcext:value-type="float">
            <text:p>2501322394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office:value-type="float" office:value="5000050000" calcext:value-type="float">
            <text:p>5000050000</text:p>
          </table:table-cell>
          <table:table-cell table:style-name="ce5" office:value-type="float" office:value="99993" calcext:value-type="float">
            <text:p>99993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office:value-type="float" office:value="10000000000" calcext:value-type="float">
            <text:p>10000000000</text:p>
          </table:table-cell>
          <table:table-cell table:style-name="ce5" office:value-type="float" office:value="2493505079" calcext:value-type="float">
            <text:p>249350507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^7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7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7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rdenado</text:p>
          </table:table-cell>
          <table:table-cell table:style-name="ce5" office:value-type="float" office:value="9999999" calcext:value-type="float">
            <text:p>999999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verso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Inverso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Inverso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Aleatório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Aleatório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Aleatório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erge Sort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Shell Sort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Quick Sort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^3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3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3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rdenado</text:p>
          </table:table-cell>
          <table:table-cell table:number-columns-repeated="2" table:style-name="ce5" office:value-type="float" office:value="4932" calcext:value-type="float">
            <text:p>4932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office:value-type="float" office:value="334059" calcext:value-type="float">
            <text:p>33405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number-columns-repeated="2" table:style-name="ce5" office:value-type="float" office:value="499500" calcext:value-type="float">
            <text:p>4995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verso</text:p>
          </table:table-cell>
          <table:table-cell table:number-columns-repeated="2" table:style-name="ce5" office:value-type="float" office:value="9976" calcext:value-type="float">
            <text:p>9976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office:value-type="float" office:value="672818" calcext:value-type="float">
            <text:p>672818</text:p>
          </table:table-cell>
          <table:table-cell table:style-name="ce5" office:value-type="float" office:value="4700" calcext:value-type="float">
            <text:p>4700</text:p>
          </table:table-cell>
          <table:table-cell/>
          <table:table-cell table:style-name="ce3" office:value-type="string" calcext:value-type="string">
            <text:p>Inverso</text:p>
          </table:table-cell>
          <table:table-cell table:number-columns-repeated="2" table:style-name="ce5" office:value-type="float" office:value="999000" calcext:value-type="float">
            <text:p>9990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leatório</text:p>
          </table:table-cell>
          <table:table-cell table:number-columns-repeated="2" table:style-name="ce5" office:value-type="float" office:value="18707" calcext:value-type="float">
            <text:p>18707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office:value-type="float" office:value="1014839" calcext:value-type="float">
            <text:p>1014839</text:p>
          </table:table-cell>
          <table:table-cell table:style-name="ce5" office:value-type="float" office:value="12662" calcext:value-type="float">
            <text:p>12662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number-columns-repeated="2" table:style-name="ce5" office:value-type="float" office:value="1009096" calcext:value-type="float">
            <text:p>10090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^5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5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5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rdenado</text:p>
          </table:table-cell>
          <table:table-cell table:number-columns-repeated="2" table:style-name="ce5" office:value-type="float" office:value="815024" calcext:value-type="float">
            <text:p>815024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office:value-type="float" office:value="3333726416" calcext:value-type="float">
            <text:p>333372641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Inverso</text:p>
          </table:table-cell>
          <table:table-cell table:number-columns-repeated="2" table:style-name="ce5" office:value-type="float" office:value="1668928" calcext:value-type="float">
            <text:p>1668928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office:value-type="float" office:value="6668297392" calcext:value-type="float">
            <text:p>6668297392</text:p>
          </table:table-cell>
          <table:table-cell table:style-name="ce5" office:value-type="float" office:value="844560" calcext:value-type="float">
            <text:p>844560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Aleatório</text:p>
          </table:table-cell>
          <table:table-cell table:number-columns-repeated="2" table:style-name="ce5" office:value-type="float" office:value="3205402" calcext:value-type="float">
            <text:p>3205402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office:value-type="float" office:value="10004773457" calcext:value-type="float">
            <text:p>10004773457</text:p>
          </table:table-cell>
          <table:table-cell table:style-name="ce5" office:value-type="float" office:value="3594209" calcext:value-type="float">
            <text:p>3594209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^7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7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/>
          <table:table-cell table:style-name="ce2" office:value-type="string" calcext:value-type="string">
            <text:p>^7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Troc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rdenado</text:p>
          </table:table-cell>
          <table:table-cell table:number-columns-repeated="2" table:style-name="ce5" office:value-type="float" office:value="114434624" calcext:value-type="float">
            <text:p>114434624</text:p>
          </table:table-cell>
          <table:table-cell/>
          <table:table-cell table:style-name="ce3" office:value-type="string" calcext:value-type="string">
            <text:p>Ordenado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Ordenado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Inverso</text:p>
          </table:table-cell>
          <table:table-cell table:number-columns-repeated="2" table:style-name="ce5" office:value-type="float" office:value="233222784" calcext:value-type="float">
            <text:p>233222784</text:p>
          </table:table-cell>
          <table:table-cell/>
          <table:table-cell table:style-name="ce3" office:value-type="string" calcext:value-type="string">
            <text:p>Inverso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Inverso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Aleatório</text:p>
          </table:table-cell>
          <table:table-cell table:number-columns-repeated="2" table:style-name="ce5" office:value-type="float" office:value="453323619" calcext:value-type="float">
            <text:p>453323619</text:p>
          </table:table-cell>
          <table:table-cell/>
          <table:table-cell table:style-name="ce3" office:value-type="string" calcext:value-type="string">
            <text:p>Aleatório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Aleatório</text:p>
          </table:table-cell>
          <table:table-cell table:style-name="ce5" table:number-columns-repeated="2"/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02:01.164115535</meta:creation-date>
    <dc:date>2019-10-10T14:18:07.927186148</dc:date>
    <meta:editing-duration>PT3M46S</meta:editing-duration>
    <meta:editing-cycles>1</meta:editing-cycles>
    <meta:document-statistic meta:table-count="1" meta:cell-count="190" meta:object-count="0"/>
    <meta:generator>LibreOffice/6.0.7.3$Linux_X86_64 LibreOffice_project/00m0$Build-3</meta:generator>
  </office:meta>
</office:document-meta>
</file>